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ktzie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enerell einsatzfähiges framework zum nutzen von sensordaten eines geräts mit android durch anwendungen auf einem pc mit j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1-24T17:10:35.902276671</dc:date>
    <meta:editing-duration>PT6M7S</meta:editing-duration>
    <meta:editing-cycles>1</meta:editing-cycles>
    <meta:document-statistic meta:object-count="25"/>
    <meta:generator>LibreOffice/5.2.3.3$Linux_X86_64 LibreOffice_project/20m0$Build-3</meta:generator>
  </office:meta>
</office:document-meta>
</file>